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90625in"/>
    </style:style>
    <style:style style:name="co3" style:family="table-column">
      <style:table-column-properties fo:break-before="auto" style:column-width="2.9270833333333335in"/>
    </style:style>
    <style:style style:name="co4" style:family="table-column">
      <style:table-column-properties fo:break-before="auto" style:column-width="0.9791666666666666in"/>
    </style:style>
    <style:style style:name="co5" style:family="table-column">
      <style:table-column-properties fo:break-before="auto" style:column-width="2.1458333333333335in"/>
    </style:style>
    <style:style style:name="co6" style:family="table-column">
      <style:table-column-properties fo:break-before="auto" style:column-width="2.28125in"/>
    </style:style>
    <style:style style:name="co7" style:family="table-column">
      <style:table-column-properties fo:break-before="auto" style:column-width="2.8541666666666665in"/>
    </style:style>
    <style:style style:name="co8" style:family="table-column">
      <style:table-column-properties fo:break-before="auto" style:column-width="6.260416666666667in"/>
    </style:style>
    <style:style style:name="co9" style:family="table-column">
      <style:table-column-properties fo:break-before="auto" style:column-width="2.3020833333333335in"/>
    </style:style>
    <style:style style:name="co10" style:family="table-column">
      <style:table-column-properties fo:break-before="auto" style:column-width="0.8958333333333334in"/>
    </style:style>
    <style:style style:name="co11" style:family="table-column">
      <style:table-column-properties fo:break-before="auto" style:column-width="1.2604166269302368in"/>
    </style:style>
    <style:style style:name="co12" style:family="table-column">
      <style:table-column-properties fo:break-before="auto" style:column-width="0.8854166666666666in"/>
    </style:style>
    <style:style style:name="ro1" style:family="table-row">
      <style:table-row-properties style:row-height="0.20833333333333334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0.1875in" fo:break-before="auto" style:use-optimal-row-height="false"/>
    </style:style>
    <style:style style:name="ro4" style:family="table-row">
      <style:table-row-properties style:row-height="0.20833333333333334in" fo:break-before="auto" style:use-optimal-row-height="false"/>
    </style:style>
    <style:style style:name="ta1" style:family="table" style:master-page-name="PageStyle_5f_OPHMIS2">
      <style:table-properties table:display="true" style:writing-mode="lr-tb"/>
    </style:style>
    <style:style style:name="ta2"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top"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7" style:family="table-cell" style:parent-style-name="Default">
      <style:table-cell-properties fo:wrap-option="wrap"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office:automatic-styles>
  <office:body>
    <office:spreadsheet>
      <table:table table:name="OPHMIS2"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 table:default-cell-style-name="ce15" table:number-columns-repeated="247"/>
        <table:table-row table:style-name="ro2">
          <table:table-cell table:style-name="ce21" office:value-type="string">
            <text:p>ORACLE Table Name</text:p>
          </table:table-cell>
          <table:table-cell table:style-name="ce22" office:value-type="string">
            <text:p>Google Cloud SQL Table Name (OPEMHMIS2)</text:p>
          </table:table-cell>
          <table:table-cell table:style-name="ce21" office:value-type="string">
            <text:p>Action</text:p>
          </table:table-cell>
          <table:table-cell table:style-name="ce22" office:value-type="string">
            <text:p>Columns in ORACLE Table</text:p>
          </table:table-cell>
          <table:table-cell table:style-name="ce22" office:value-type="string">
            <text:p>Columns in Google Cloud SQL Table</text:p>
          </table:table-cell>
          <table:table-cell table:style-name="ce23" office:value-type="string">
            <text:p>Datatype conversion (Oracle to Google Cloud)</text:p>
          </table:table-cell>
          <table:table-cell table:style-name="ce23" office:value-type="string">
            <text:p>DDLs</text:p>
          </table:table-cell>
          <table:table-cell table:style-name="ce23" office:value-type="string">
            <text:p>Other Changes or Comments</text:p>
          </table:table-cell>
        </table:table-row>
        <table:table-row table:style-name="ro2">
          <table:table-cell table:style-name="ce24" office:value-type="string">
            <text:p>PATH_CLIENT</text:p>
          </table:table-cell>
          <table:table-cell table:style-name="ce24" office:value-type="string">
            <text:p>CLIENT</text:p>
          </table:table-cell>
          <table:table-cell table:style-name="ce24" office:value-type="string">
            <text:p>ALTER</text:p>
          </table:table-cell>
          <table:table-cell table:style-name="ce24" office:value-type="string">
            <text:p>CLIENT_KEY
IDENTIFICATION
ID_TYPE
LAST_NAME
FIRST_NAME
MIDDLE_NAME
DATE_OF_BIRTH
GENDER_KEY
ETHNICITY_KEY
MARITAL_STATUS_KEY
AMBULATORY_KEY
CLIENT_NOTES
CREATE_DATE
CREATE_USER_KEY
HOMELESS
REGION_KEY
SUFFIX
ANONYMOUS
UPDATE_DATE
UPDATE_USER_KEY
DISABLING_CONDITION
PREVIOUS_FIRST_NAME
PREVIOUS_MIDDLE_NAME
PREVIOUS_LAST_NAME
PREVIOUS_SUFFIX
HOURS_WORKED_LAST_WEEK
LOOKING_FOR_WORK
VETERAN
HEALTH_STATUS_KEY
PREGNANCY_STATUS
PREGNANCY_DUE_DATE
TRANSGENDER_TYPE
PRIMARY_LANGUAGE_KEY
SECONDARY_LANGUAGE_KEY
INTERPRETER_NEEDED
PRIMARY_LANGUAGE
SECONDARY_LANGUAGE
PICTURE
PICTURE_NAME
PICTURE_UP_USER
PICTURE_UP_DT
PICTURE_DEL_USER
PICTURE_DEL_DT
PICTURE_TYPE
RACE_KEY
HOMELESS_STATUS_KEY
DOB_TYPE
INCOME_QUESTION
INCOME_DATE
NON_CASH_QUESTION























</text:p>
          </table:table-cell>
          <table:table-cell table:style-name="ce25" office:value-type="string">
            <text:p>CLIENT_KEY
NAME_MIDDLE
NAME_LAST
NAME_FIRST
NAME_SUFFIX
SOC_SEC_TYPE_CODE
SOC_SEC_NUMBER
DOB_TYPE_CODE
DATE_OF_BIRTH
ETHNICITY_CODE
GENDER_CODE
VETERAN_STATUS_GCT
REC_ACTIVE_GCT
ENTRY_DATE_TIME
ENTRY_USER_KEY
LOG_DATE_TIME
LOG_USER_KEY
ACT_DATE_TIME
GENDER_DESC
NAME_TYPE_CODE
</text:p>
          </table:table-cell>
          <table:table-cell table:style-name="ce26" office:value-type="string">
            <text:p>BIGINT(20)
VARCHAR(200)
VARCHAR(200)
VARCHAR(200)
VARCHAR(200)
INT(11)
VARCHAR(40)
INT(11)
DATE
INT(11)
INT(11)
INT(11)
INT(11)
TIMESTAMP
BIGINT(20)
TIMESTAMP
BIGINT(20)
TIMESTAMP
VARCHAR(60)
INT(11)</text:p>
          </table:table-cell>
          <table:table-cell table:style-name="ce26" office:value-type="string">
            <text:p>CREATE TABLE `CLIENT` (
  `CLIENT_KEY` bigint(20) NOT NULL AUTO_INCREMENT,
  `NAME_MIDDLE` varchar(200) DEFAULT NULL,
  `NAME_LAST` varchar(200) DEFAULT NULL,
  `NAME_FIRST` varchar(200) DEFAULT NULL,
  `NAME_SUFFIX` varchar(200) DEFAULT NULL,
  `SOC_SEC_TYPE_CODE` int(11) DEFAULT NULL,
  `SOC_SEC_NUMBER` varchar(40) DEFAULT NULL,
  `DOB_TYPE_CODE` int(11) DEFAULT NULL,
  `DATE_OF_BIRTH` date DEFAULT NULL,
  `ETHNICITY_CODE` int(11) DEFAULT NULL,
  `GENDER_CODE` int(11) DEFAULT NULL,
  `VETERAN_STATUS_GCT` int(11) DEFAULT NULL,
  `REC_ACTIVE_GCT` int(11) DEFAULT '1',
  `ENTRY_DATE_TIME` timestamp NULL DEFAULT NULL,
  `ENTRY_USER_KEY` bigint(20) DEFAULT NULL,
  `LOG_DATE_TIME` timestamp NOT NULL DEFAULT CURRENT_TIMESTAMP ON UPDATE CURRENT_TIMESTAMP,
  `LOG_USER_KEY` bigint(20) DEFAULT NULL,
  `ACT_DATE_TIME` timestamp NOT NULL DEFAULT '0000-00-00 00:00:00',
  `GENDER_DESC` varchar(60) DEFAULT NULL,
  `NAME_TYPE_CODE` int(11) DEFAULT NULL,
  PRIMARY KEY (`CLIENT_KEY`),
  KEY `CLIENT_H_NAME_MIDDLE_IDX_` (`NAME_MIDDLE`),
  KEY `CLIENT_H_NAME_LAST_IDX` (`NAME_LAST`),
  KEY `CLIENT_H_ETHNICITY_IDX` (`ETHNICITY_CODE`),
  KEY `CLIENT_H_SOC_SEC_NUM_IDX` (`SOC_SEC_NUMBER`),
  KEY `CLIENT_H_GENDER_IDX` (`GENDER_CODE`),
  KEY `CLIENT_H_VETERAN_IDX` (`VETERAN_STATUS_GCT`),
  KEY `CLIENT_H_NAME_FIRST_IDX` (`NAME_FIRST`)
) ENGINE=InnoDB AUTO_INCREMENT=1419001 DEFAULT CHARSET=utf8;
</text:p>
          </table:table-cell>
        </table:table-row>
        <table:table-row table:style-name="ro2">
          <table:table-cell table:style-name="ce24" office:value-type="string">
            <text:p>PATH_CLIENT_PROGRAM</text:p>
          </table:table-cell>
          <table:table-cell table:style-name="ce24" office:value-type="string">
            <text:p>PROJECT_PARTICIPATION</text:p>
          </table:table-cell>
          <table:table-cell table:style-name="ce24" office:value-type="string">
            <text:p>ALTER</text:p>
          </table:table-cell>
          <table:table-cell table:style-name="ce24" office:value-type="string">
            <text:p>PROGRAM_KEY
CLIENT_KEY
ENTRY_DATE
ENTRY_CASH_GK
ENTRY_NONCASH_GK
EXIT_DATE
EXIT_CASH_GK
EXIT_NONCASH_GK
PROGRAM_NAME_KEY
DESTINATION_KEY
REASON_LEAVING_KEY
CREATE_DATE
CREATE_USER_KEY
UPDATE_DATE
UPDATE_USER_KEY
STATUS
TENURE_KEY
SUBSIDY_KEY
REC_ACTIVE
SUBSIDY_OTHERS
REASON_LEAVING_OTHERS
DESTINATION_OTHERS
HOUSING_STATUS_KEY
COUNTYNAME
ENGAGEMENT_DATE
BARCODE_PROFILE_KEY
UPDATE_TIMESTAMP
MIGRATION_FLAG
ANNUAL_CASH_GK
ANNUAL_NONCASH_GK</text:p>
          </table:table-cell>
          <table:table-cell table:style-name="ce24" office:value-type="string">
            <text:p>ID
CLIENT_KEY
PROJECT_KEY
ENTRY_DATE
EXIT_DATE
REASON_LEAVING_CODE
DESTINATION_CODE
DECT_FUND_SRC_CODE
TRANSITION_CODE
VETERAN_INFO_KEY
S1_CASH_KEY
S2_CASH_KEY
S3_CASH_KEY
S5_CASH_KEY
S1_BENEFITS_KEY
S2_BENEFITS_KEY
S3_BENEFITS_KEY
S5_BENEFITS_KEY
S1_DISABILITIES_KEY
S2_DISABILITIES_KEY
S3_DISABILITIES_KEY
S5_DISABILITIES_KEY
S1_STATUS_KEY
S2_STATUS_KEY
S3_STATUS_KEY
S5_STATUS_KEY
REC_ACTIVE_GCT
ENTRY_DATE_TIME
ENTRY_USER_KEY
LOG_DATE_TIME
LOG_USER_KEY</text:p>
          </table:table-cell>
          <table:table-cell table:style-name="ce26" office:value-type="string">
            <text:p>BIGINT(20)
BIGINT(20)
BIGINT(20)
DATE
DATE
INT(11)
INT(11)
INT(11)
INT(11)
BIGINT(20)
BIGINT(20)
BIGINT(20)
BIGINT(20)
BIGINT(20)
BIGINT(20)
BIGINT(20)
BIGINT(20)
BIGINT(20)
BIGINT(20)
BIGINT(20)
BIGINT(20)
BIGINT(20)
BIGINT(20)
BIGINT(20)
BIGINT(20)
INT(11)
TIMESTAMP
BIGINT(20)
TIMESTAMP
BIGINT(20)</text:p>
          </table:table-cell>
          <table:table-cell table:style-name="ce23" office:value-type="string">
            <text:p>CREATE TABLE `PROJECT_PARTICIPATION` (
  `ID` bigint(20) NOT NULL AUTO_INCREMENT,
  `CLIENT_KEY` bigint(20) NOT NULL,
  `PROJECT_KEY` bigint(20) NOT NULL,
  `ENTRY_DATE` date DEFAULT NULL,
  `EXIT_DATE` date DEFAULT NULL,
  `REASON_LEAVING_CODE` int(11) DEFAULT NULL,
  `DESTINATION_CODE` int(11) DEFAULT NULL,
  `DEST_FUND_SRC_CODE` int(11) DEFAULT NULL,
  `TRANSITION_CODE` int(11) DEFAULT NULL,
  `VETERAN_INFO_KEY` bigint(20) NOT NULL,
  `S1_CASH_KEY` bigint(20) DEFAULT NULL,
  `S2_CASH_KEY` bigint(20) DEFAULT NULL,
  `S3_CASH_KEY` bigint(20) DEFAULT NULL,
  `S5_CASH_KEY` bigint(20) DEFAULT NULL,
  `S1_BENEFITS_KEY` bigint(20) DEFAULT NULL,
  `S2_BENEFITS_KEY` bigint(20) DEFAULT NULL,
  `S3_BENEFITS_KEY` bigint(20) DEFAULT NULL,
  `S5_BENEFITS_KEY` bigint(20) DEFAULT NULL,
  `S1_DISABILITIES_KEY` bigint(20) DEFAULT NULL,
  `S2_DISABILITIES_KEY` bigint(20) DEFAULT NULL,
  `S3_DISABILITIES_KEY` bigint(20) DEFAULT NULL,
  `S5_DISABILITIES_KEY` bigint(20) DEFAULT NULL,
  `S1_STATUS_KEY` bigint(20) DEFAULT NULL,
  `S2_STATUS_KEY` bigint(20) DEFAULT NULL,
  `S3_STATUS_KEY` bigint(20) DEFAULT NULL,
  `S5_STATUS_KEY` bigint(20) DEFAULT NULL,
  `REC_ACTIVE_GCT` int(11) DEFAULT '1',
  `ENTRY_DATE_TIME` timestamp NULL DEFAULT NULL,
  `ENTRY_USER_KEY` bigint(20) DEFAULT NULL,
  `LOG_DATE_TIME` timestamp NOT NULL DEFAULT CURRENT_TIMESTAMP ON UPDATE CURRENT_TIMESTAMP,
  `LOG_USER_KEY` bigint(20) DEFAULT NULL,
  PRIMARY KEY (`ID`),
  KEY `PP_PK_IDX` (`PROJECT_KEY`),
  KEY `PP_CK_IDX` (`CLIENT_KEY`),
  KEY `PP_ENTRYDATE_IDX` (`ENTRY_DATE`),
  KEY `PP_EXITDATE_IDX` (`EXIT_DATE`),
  KEY `PP_DEST_IDX` (`DESTINATION_CODE`),
  KEY `PP_VETERAN_IDX` (`VETERAN_INFO_KEY`),
  KEY `PP_S1_CASH_IDX` (`S1_CASH_KEY`),
  KEY `PP_S3_CASH_IDX` (`S3_CASH_KEY`),
  KEY `PP_S1_DISABILITIES_IDX` (`S1_DISABILITIES_KEY`),
  KEY `PP_S1_BENEFITS_IDX` (`S1_BENEFITS_KEY`),
  KEY `PP_S1_STATUS_IDX` (`S1_STATUS_KEY`),
  KEY `PP_REC_ACTIVE_IDX` (`REC_ACTIVE_GCT`),
  KEY `PP_S3_STATUS_IDX` (`S3_STATUS_KEY`),
  KEY `PP_S3_BENEFITS_IDX` (`S3_BENEFITS_KEY`),
  KEY `PP_S3_DISABILITIES_IDX` (`S3_DISABILITIES_KEY`)
) ENGINE=InnoDB AUTO_INCREMENT=1074016 DEFAULT CHARSET=utf8;
</text:p>
          </table:table-cell>
          <table:table-cell table:style-name="ce27"/>
        </table:table-row>
        <table:table-row table:style-name="ro2">
          <table:table-cell table:style-name="ce24" office:value-type="string">
            <text:p>PATH_CLIENT_HEALTH_INSURANCE</text:p>
          </table:table-cell>
          <table:table-cell table:style-name="ce24" office:value-type="string">
            <text:p>CLIENT_HEALTH_INSURANCE</text:p>
          </table:table-cell>
          <table:table-cell table:style-name="ce28" office:value-type="string">
            <text:p>UPDATE</text:p>
          </table:table-cell>
          <table:table-cell table:style-name="ce24" office:value-type="string">
            <text:p>CLIENT_KEY
GROUP_KEY
COLLECT_STAGE
PROG_ENROLL_KEY
INFO_DATE
COVERED
MEDECAID
MEDICARE
STATE_CHIP
VA_MED_SERVICES
EMPLOYER
COBRA
PRIVATE
STATE_ADULTS
VERIFIED_DATE
VERIFIED_ANSWER
MEDECAID_DATE
MEDICARE_DATE
STATE_CHIP_DATE
VA_MED_SERVICES_DATE
EMPLOYER_DATE
COBRA_DATE
PRIVATE_DATE
STATE_ADULTS_DATE</text:p>
          </table:table-cell>
          <table:table-cell table:style-name="ce24" office:value-type="string">
            <text:p>GROUP_KEY
CLIENT_KEY
COLLECT_STAGE
PROGRAM_KEY
INFO_DATE
COVERED
MEDICAID
MEDICAID_DATE
MEDICAID_REASON_CODE
MEDICARE
MEDICARE_DATE
MEDICARE_REASON_CODE
STATE_CHIP
STATE_CHIP_DATE
STATE_CHIP_REASON_CODE
VA_MED_SERVICES
VA_MED_SERVICES_DATE
VA_MED_SERVICES_REASON_CODE
EMPLOYER
EMPLOYER_DATE
EMPLOYER_REASON_CODE
COBRA
COBRA_DATE
COBRA_REASON_CODE
PRIVATE
PRIVATE_DATE
PRIVATE_REASON_CODE
STATE_ADULTS
STATE_ADULTS_DATE
STATE_ADULTS_REASON_CODE
ENTRY_DATE_TIME
ENTRY_USER_KEY
LOG_DATE_TIME
LOG_USER_KEY
NONCASH_GROUP_KEY
VERIFIED_DATE
VERIFIED_ANSWER
REC_ACTIVE_GCT
</text:p>
          </table:table-cell>
          <table:table-cell table:style-name="ce26" office:value-type="string">
            <text:p>bigint(20)
bigint(20)
int(11)
bigint(20)
timestamp
int(11)
int(11)
timestamp
int(11)
int(11)
timestamp
int(11)
int(11)
timestamp
int(11)
int(11)
timestamp
int(11)
int(11)
timestamp
int(11)
int(11)
timestamp
int(11)
int(11)
timestamp
int(11)
int(11)
timestamp
int(11)
timestamp
bigint(20)
timestamp
bigint(20)
bigint(20)
date
int(11)
int(11)
</text:p>
          </table:table-cell>
          <table:table-cell table:style-name="ce26" office:value-type="string">
            <text:p>CREATE TABLE `CLIENT_HEALTH_INSURANCE` (
  `GROUP_KEY` bigint(20) NOT NULL,
  `CLIENT_KEY` bigint(20) DEFAULT NULL,
  `COLLECT_STAGE` int(11) DEFAULT NULL,
  `PROGRAM_KEY` bigint(20) DEFAULT NULL,
  `INFO_DATE` timestamp NULL DEFAULT NULL,
  `COVERED` int(11) DEFAULT NULL,
  `MEDICAID` int(11) DEFAULT NULL,
  `MEDICAID_DATE` timestamp NOT NULL DEFAULT '0000-00-00 00:00:00',
  `MEDICAID_REASON_CODE` int(11) DEFAULT NULL,
  `MEDICARE` int(11) DEFAULT NULL,
  `MEDICARE_DATE` timestamp NULL DEFAULT NULL,
  `MEDICARE_REASON_CODE` int(11) DEFAULT NULL,
  `STATE_CHIP` int(11) DEFAULT NULL,
  `STATE_CHIP_DATE` timestamp NULL DEFAULT NULL,
  `STATE_CHIP_REASON_CODE` int(11) DEFAULT NULL,
  `VA_MED_SERVICES` int(11) DEFAULT NULL,
  `VA_MED_SERVICES_DATE` timestamp NULL DEFAULT NULL,
  `VA_MED_SERVICES_REASON_CODE` int(11) DEFAULT NULL,
  `EMPLOYER` int(11) DEFAULT NULL,
  `EMPLOYER_DATE` timestamp NULL DEFAULT NULL,
  `EMPLOYER_REASON_CODE` int(11) DEFAULT NULL,
  `COBRA` int(11) DEFAULT NULL,
  `COBRA_DATE` timestamp NULL DEFAULT NULL,
  `COBRA_REASON_CODE` int(11) DEFAULT NULL,
  `PRIVATE` int(11) DEFAULT NULL,
  `PRIVATE_DATE` timestamp NULL DEFAULT NULL,
  `PRIVATE_REASON_CODE` int(11) DEFAULT NULL,
  `STATE_ADULTS` int(11) DEFAULT NULL,
  `STATE_ADULTS_DATE` timestamp NULL DEFAULT NULL,
  `STATE_ADULTS_REASON_CODE` int(11) DEFAULT NULL,
  `ENTRY_DATE_TIME` timestamp NULL DEFAULT NULL,
  `ENTRY_USER_KEY` bigint(20) DEFAULT NULL,
  `LOG_DATE_TIME` timestamp NOT NULL DEFAULT CURRENT_TIMESTAMP ON UPDATE CURRENT_TIMESTAMP,
  `LOG_USER_KEY` bigint(20) DEFAULT NULL,
  `NONCASH_GROUP_KEY` bigint(20) DEFAULT NULL,
  `VERIFIED_DATE` date DEFAULT NULL,
  `VERIFIED_ANSWER` int(11) DEFAULT NULL,
  `REC_ACTIVE_GCT` int(11) DEFAULT NULL,
  PRIMARY KEY (`GROUP_KEY`)
) ENGINE=InnoDB DEFAULT CHARSET=utf8;</text:p>
          </table:table-cell>
          <table:table-cell table:style-name="ce27" office:value-type="string">
            <text:p>Change the field PROGRAM_KEY to PROJ_PARTICIP_KEY

Seven new “Reason_Code” fields are added to the CLIENT_HEALTH_INSURANCE table to conform to a 2014 Standards requirement. They are:

o   MEDICAID_REASON_CODE

o   MEDICARE_REASON_CODE

o   STATE_CHIP_REASON_CODE

o   VA_MED_SERVICES_REASON_CODE

o   EMPLOYER_REASON_CODE

o   COBRA_REASON_CODE

o   PRIVATE_REASON_CODE

Added the suffix “_GCT” to the following field names: MEDECAID, MEDICARE, STATE_CHIP, VA_MED_SERVICES, EMPLOYER, COBRA, PRIVATE, STATE_ADULTS . These are all “yes-no” fields. 

</text:p>
          </table:table-cell>
        </table:table-row>
        <table:table-row table:style-name="ro2">
          <table:table-cell table:style-name="ce24" office:value-type="string">
            <text:p>PATH_CODE_ID_TYPE</text:p>
          </table:table-cell>
          <table:table-cell table:style-name="ce24" office:value-type="string">
            <text:p>CODE_SOC_SEC_TYPE</text:p>
          </table:table-cell>
          <table:table-cell table:style-name="ce28" office:value-type="string">
            <text:p>UPDATE</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SOC_SEC_TYPE` (
  `CODE_KEY` int(11) NOT NULL,
  `DESCRIPTION` varchar(200) DEFAULT NULL,
  `SHORT_DESC` varchar(200) DEFAULT NULL,
  `NOTES` VARCHAR(200),
  `REC_ACTIVE_GCT` int(11) DEFAULT '1',
  `LOG_DATE_TIME` timestamp NOT NULL DEFAULT CURRENT_TIMESTAMP ON UPDATE CURRENT_TIMESTAMP,
  `LOG_USER_KEY` bigint(20) DEFAULT NULL,
  PRIMARY KEY (`CODE_KEY`)
) ENGINE=InnoDB DEFAULT CHARSET=utf8;


        </text:p>
          </table:table-cell>
          <table:table-cell table:style-name="ce27" office:value-type="string">
            <text:p>The table name ‘CODE_ID_TYPE’ is changed to CODE_SOC_SEC_TYPE to better reflect the fact that Social Security is the only type of identification kept in this field.</text:p>
          </table:table-cell>
        </table:table-row>
        <table:table-row table:style-name="ro3">
          <table:table-cell table:style-name="ce24" office:value-type="string">
            <text:p>PATH_CODE_NON_CASH_BENEFIT</text:p>
          </table:table-cell>
          <table:table-cell table:style-name="ce29" office:value-type="string">
            <text:p>CODE_NON_CASH_BENEFIT</text:p>
          </table:table-cell>
          <table:table-cell table:style-name="ce30" office:value-type="string">
            <text:p>RENAME</text:p>
          </table:table-cell>
          <table:table-cell table:number-columns-repeated="2" table:style-name="ce24"/>
          <table:table-cell table:style-name="ce26"/>
          <table:table-cell table:style-name="ce23"/>
          <table:table-cell table:style-name="ce31" office:value-type="string">
            <text:p>Rename:LOOKUP_NON_CASH_BENEFIT</text:p>
          </table:table-cell>
        </table:table-row>
        <table:table-row table:style-name="ro3">
          <table:table-cell table:style-name="ce24" office:value-type="string">
            <text:p>PATH_CODE_HEALTH_INSURANCE</text:p>
          </table:table-cell>
          <table:table-cell table:style-name="ce29" office:value-type="string">
            <text:p>CODE_HEALTH_INSURANCE</text:p>
          </table:table-cell>
          <table:table-cell table:style-name="ce30" office:value-type="string">
            <text:p>RENAME</text:p>
          </table:table-cell>
          <table:table-cell table:number-columns-repeated="2" table:style-name="ce24"/>
          <table:table-cell table:number-columns-repeated="2" table:style-name="ce26"/>
          <table:table-cell table:style-name="ce31" office:value-type="string">
            <text:p>Rename:LOOKUP_HEALTH_INSURANCE</text:p>
          </table:table-cell>
        </table:table-row>
        <table:table-row table:style-name="ro3">
          <table:table-cell table:style-name="ce24"/>
          <table:table-cell table:style-name="ce29" office:value-type="string">
            <text:p>CODE_TAXONOMY</text:p>
          </table:table-cell>
          <table:table-cell table:style-name="ce30" office:value-type="string">
            <text:p>RENAME</text:p>
          </table:table-cell>
          <table:table-cell table:number-columns-repeated="2" table:style-name="ce24"/>
          <table:table-cell table:number-columns-repeated="2" table:style-name="ce26"/>
          <table:table-cell table:style-name="ce31" office:value-type="string">
            <text:p>Rename:LOOKUP_TAXONOMY</text:p>
          </table:table-cell>
        </table:table-row>
        <table:table-row table:style-name="ro3">
          <table:table-cell table:style-name="ce24"/>
          <table:table-cell table:style-name="ce29" office:value-type="string">
            <text:p>CODE_THEATRE</text:p>
          </table:table-cell>
          <table:table-cell table:style-name="ce30" office:value-type="string">
            <text:p>RENAME</text:p>
          </table:table-cell>
          <table:table-cell table:number-columns-repeated="2" table:style-name="ce24"/>
          <table:table-cell table:number-columns-repeated="2" table:style-name="ce26"/>
          <table:table-cell table:style-name="ce31" office:value-type="string">
            <text:p>Rename:LOOKUP_THEATRE</text:p>
          </table:table-cell>
        </table:table-row>
        <table:table-row table:style-name="ro3">
          <table:table-cell table:style-name="ce32"/>
          <table:table-cell table:style-name="ce30" office:value-type="string">
            <text:p>CODE_MILITARY_THEATRE</text:p>
          </table:table-cell>
          <table:table-cell table:style-name="ce30" office:value-type="string">
            <text:p>RENAME</text:p>
          </table:table-cell>
          <table:table-cell table:number-columns-repeated="2" table:style-name="ce24"/>
          <table:table-cell table:number-columns-repeated="2" table:style-name="ce26"/>
          <table:table-cell table:style-name="ce33" office:value-type="string">
            <text:p>Rename:CODE_MILITARY_BRANCH</text:p>
          </table:table-cell>
        </table:table-row>
        <table:table-row table:style-name="ro3">
          <table:table-cell table:style-name="ce24" office:value-type="string">
            <text:p>PATH_CODE_RESIDENCE_TYPE</text:p>
          </table:table-cell>
          <table:table-cell table:style-name="ce34" office:value-type="string">
            <text:p>CODE_RESIDENCE</text:p>
          </table:table-cell>
          <table:table-cell table:style-name="ce24" office:value-type="string">
            <text:p>ALTER</text:p>
          </table:table-cell>
          <table:table-cell table:style-name="ce24" office:value-type="string">
            <text:p>CODE_KEY
STATUS
DESCRIPTION
SHORT_DESCRIPTION
UPDATE_TIMESTAMP
MIGRATION_FLAG
SORT_ORDER</text:p>
          </table:table-cell>
          <table:table-cell table:style-name="ce24" office:value-type="string">
            <text:p>CODE_KEY
DESCRIPTION
SHORT_DESC
NOTES
REC_ACTIVE_GCT
LOG_DATE_TIME
LOG_USER_KEY
OTHER_DESCRIPTION_FIELDS_AS_NEEDED</text:p>
          </table:table-cell>
          <table:table-cell table:style-name="ce26" office:value-type="string">
            <text:p>INT(11)
VARCHAR(300)
VARCHAR(300)
VARCHAR(600)
INT(11)
TIMESTAMP
BIGINT(20)
VARCHAR(600)</text:p>
          </table:table-cell>
          <table:table-cell table:style-name="ce26" office:value-type="string">
            <text:p>CREATE TABLE `CODE_RESIDENCE`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OTHER_DESCRIPTIVE_FIELDS_AS_NEEDED` varchar(600) DEFAULT NULL,
  PRIMARY KEY (`CODE_KEY`)
) ENGINE=InnoDB DEFAULT CHARSET=utf8;</text:p>
          </table:table-cell>
          <table:table-cell table:style-name="ce27" office:value-type="string">
            <text:p>Update all rows in CODE_RESIDENCE table from ORACLE CODE_RESIDENCE_TYPE table.</text:p>
          </table:table-cell>
        </table:table-row>
        <table:table-row table:style-name="ro3">
          <table:table-cell table:style-name="ce24" office:value-type="string">
            <text:p>PATH_CODE_RACE</text:p>
          </table:table-cell>
          <table:table-cell table:style-name="ce24" office:value-type="string">
            <text:p>CODE_RACE</text:p>
          </table:table-cell>
          <table:table-cell table:style-name="ce24" office:value-type="string">
            <text:p>ALTER</text:p>
          </table:table-cell>
          <table:table-cell table:style-name="ce24" office:value-type="string">
            <text:p>CODE_KEY
STATUS
DESCRIPTION
UPDATE_TIMESTAMP
MIGRATION_FLAG</text:p>
          </table:table-cell>
          <table:table-cell table:style-name="ce24" office:value-type="string">
            <text:p>CODE_KEY
DESCRIPTION
SHORT_DESC
NOTES
REC_ACTIVE_GCT
LOG_DATE_TIME
LOG_USER_KEY
</text:p>
          </table:table-cell>
          <table:table-cell table:style-name="ce26" office:value-type="string">
            <text:p>INT(11)
VARCHAR(200)
VARCHAR(200)
LONGTEXT
INT(11)
TIMESTAMP
BIGINT(20)</text:p>
          </table:table-cell>
          <table:table-cell table:style-name="ce23" office:value-type="string">
            <text:p>CREATE TABLE `CODE_RAC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HOUSING_STATUS</text:p>
          </table:table-cell>
          <table:table-cell table:style-name="ce24" office:value-type="string">
            <text:p>CODE_HOUSING_STATUS</text:p>
          </table:table-cell>
          <table:table-cell table:style-name="ce24" office:value-type="string">
            <text:p>ALTER</text:p>
          </table:table-cell>
          <table:table-cell table:style-name="ce24" office:value-type="string">
            <text:p>CODE_KEY
CODE_NAME
DESCRIPTION
STATUS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300)
VARCHAR(300)
VARCHAR(600)
INT(11)
TIMESTAMP
BIGINT(20)
VARCHAR(600)</text:p>
          </table:table-cell>
          <table:table-cell table:style-name="ce23" office:value-type="string">
            <text:p>CREATE TABLE `CODE_HOUSING_STATUS`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ETHNICITY</text:p>
          </table:table-cell>
          <table:table-cell table:style-name="ce24" office:value-type="string">
            <text:p>CODE_ETHNICITY</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ETHNICITY`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GENDER</text:p>
          </table:table-cell>
          <table:table-cell table:style-name="ce24" office:value-type="string">
            <text:p>CODE_GENDER</text:p>
          </table:table-cell>
          <table:table-cell table:style-name="ce24" office:value-type="string">
            <text:p>ALTER</text:p>
          </table:table-cell>
          <table:table-cell table:style-name="ce24" office:value-type="string">
            <text:p>CODE_KEY
STATUS
GENDER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GENDER`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2">
          <table:table-cell table:style-name="ce35" office:value-type="string">
            <text:p>PATH_CODE_NAME_TYPE</text:p>
          </table:table-cell>
          <table:table-cell table:style-name="ce35" office:value-type="string">
            <text:p>CODE_NAME_TYPE</text:p>
          </table:table-cell>
          <table:table-cell table:style-name="ce35"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NAME_TYPE` (
  `CODE_KEY` decimal(10,0) DEFAUL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2">
          <table:table-cell table:style-name="ce35" office:value-type="string">
            <text:p>PATH_CODE_LENGTH_OF_STAY</text:p>
          </table:table-cell>
          <table:table-cell table:style-name="ce35" office:value-type="string">
            <text:p>CODE_LENGTH_OF_STAY</text:p>
          </table:table-cell>
          <table:table-cell table:style-name="ce35"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LENGTH_OF_STAY` (
  `CODE_KEY` decimal(10,0) NO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3">
          <table:table-cell table:style-name="ce24" office:value-type="string">
            <text:p>PATH_CODE_DOB_TYPE</text:p>
          </table:table-cell>
          <table:table-cell table:style-name="ce24" office:value-type="string">
            <text:p>CODE_DOB_TYPE</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
</text:p>
          </table:table-cell>
          <table:table-cell table:style-name="ce23" office:value-type="string">
            <text:p>CREATE TABLE `CODE_DOB_TYP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table:table-cell table:style-name="ce36" office:value-type="string">
            <text:p>CLIENT_VETERAN_INFO </text:p>
          </table:table-cell>
          <table:table-cell table:style-name="ce28" office:value-type="string">
            <text:p>UPDATE</text:p>
          </table:table-cell>
          <table:table-cell table:number-columns-repeated="2" table:style-name="ce24"/>
          <table:table-cell table:style-name="ce26"/>
          <table:table-cell table:style-name="ce26" office:value-type="string">
            <text:p>UPDATE `OPENHMIS2`.`CLIENT_VETERAN_INFO`
SET
`VETERAN_INFO_KEY` = &lt;{VETERAN_INFO_KEY: }&gt;,
`CLIENT_KEY` = &lt;{CLIENT_KEY: }&gt;,
`PREVIOUS_VET_INFO_KEY` = &lt;{PREVIOUS_VET_INFO_KEY: }&gt;,
`INFORMATION_DATE` = &lt;{INFORMATION_DATE: }&gt;,
`YEAR_ENTERED_MILITARY` = &lt;{YEAR_ENTERED_MILITARY: }&gt;,
`YEAR_LEFT_MILITARY` = &lt;{YEAR_LEFT_MILITARY: }&gt;,
`SERVED_IN_THEATRE_GCT` = &lt;{SERVED_IN_THEATRE_GCT: }&gt;,
`MILITARY_BRANCH_CODE` = &lt;{MILITARY_BRANCH_CODE: }&gt;,
`MILITARY_DISCHARGE_CODE` = &lt;{MILITARY_DISCHARGE_CODE: }&gt;,
`REC_ACTIVE_GCT` = &lt;{REC_ACTIVE_GCT: 1}&gt;,
`ENTRY_DATE_TIME` = &lt;{ENTRY_DATE_TIME: }&gt;,
`ENTRY_USER_KEY` = &lt;{ENTRY_USER_KEY: }&gt;,
`LOG_DATE_TIME` = &lt;{LOG_DATE_TIME: CURRENT_TIMESTAMP}&gt;,
`LOG_USER_KEY` = &lt;{LOG_USER_KEY: }&gt;,
`WorldWarII` = &lt;{WORLDWARII_GCT: }&gt;,
`KoreanWar` = &lt;{KOREANWAR_GCT: }&gt;,
`VietnamWar` = &lt;{VIETNAMWAR_GCT: }&gt;,
`DesertStorm` = &lt;{PERSIANGULF_OPERDESERTSTORM_GCT: }&gt;,
`AfghanistanOEF` = &lt;{AFGHANISTAN_OPERDESERTSTORM_GCT: }&gt;,
`IraqOIF` = &lt;{IRAQ_OPERDESERTSTORM_GCT: }&gt;,
`IraqOND` = &lt;{IRAQ_OPERDESERTSTORM_GCT: }&gt;,
`OtherTheatre` = &lt;{OTHERTHEATRE_GCT: }&gt;,
`ACT_DATE_TIME` = &lt;{ACT_DATE_TIME: 0000-00-00 00:00:00}&gt;
WHERE `VETERAN_INFO_KEY` = &lt;{expr}&gt;;</text:p>
          </table:table-cell>
          <table:table-cell table:style-name="ce37" office:value-type="string">
            <text:p>Make all lower case column names to Upper case</text:p>
          </table:table-cell>
        </table:table-row>
        <table:table-row table:style-name="ro3">
          <table:table-cell table:style-name="ce24"/>
          <table:table-cell table:style-name="ce36" office:value-type="string">
            <text:p>CLIENT_NONCASH_BENEFITS</text:p>
          </table:table-cell>
          <table:table-cell table:style-name="ce28" office:value-type="string">
            <text:p>UPDATE</text:p>
          </table:table-cell>
          <table:table-cell table:number-columns-repeated="2" table:style-name="ce24"/>
          <table:table-cell table:style-name="ce26"/>
          <table:table-cell table:style-name="ce26" office:value-type="string">
            <text:p>ALTER TABLE CLIENT_NONCASH_BENEFITS 
        DROP COLUMN MEDICAID_GCT,
        DROP COLUMN MEDICARE_GCT;</text:p>
          </table:table-cell>
          <table:table-cell table:style-name="ce37" office:value-type="string">
            <text:p>Remove Medicaid_GCT and MEDICARE_GCT columns</text:p>
          </table:table-cell>
        </table:table-row>
        <table:table-row table:style-name="ro3">
          <table:table-cell table:style-name="ce24" office:value-type="string">
            <text:p>PATH_CODE_DISCHARGE_STATUS</text:p>
          </table:table-cell>
          <table:table-cell table:style-name="ce24" office:value-type="string">
            <text:p> CODE_MILITARY_DISCHARGE</text:p>
          </table:table-cell>
          <table:table-cell table:style-name="ce28" office:value-type="string">
            <text:p>NEW TABLE/UPDATE/RENAME</text:p>
          </table:table-cell>
          <table:table-cell table:number-columns-repeated="2" table:style-name="ce24"/>
          <table:table-cell table:style-name="ce23"/>
          <table:table-cell table:style-name="ce23" office:value-type="string">
            <text:p>CREATE TABLE CODE_DISCHARGE_STATUS
(CODE_KEY NUMERIC NOT NULL,
STATUS CHAR(1) NULL,
DESCRIPTION VARCHAR(200) NULL,
UPDATE_TIMESTAMP TIMESTAMP NULL,
MIGRATION_FLAG CHAR(2) NULL);</text:p>
          </table:table-cell>
          <table:table-cell table:style-name="ce37" office:value-type="string">
            <text:p>CODE_DISCHARGE_STATUS RENAME TO CODE_MILITARY_DISCHARGE</text:p>
          </table:table-cell>
        </table:table-row>
        <table:table-row table:style-name="ro2">
          <table:table-cell table:style-name="ce35" office:value-type="string">
            <text:p>PATH_CODE_FEDRAL_SERVICE</text:p>
          </table:table-cell>
          <table:table-cell table:style-name="ce35" office:value-type="string">
            <text:p>CODE_FEDERAL_SERVICE</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FEDERAL_SERVICE
(CODE_KEY VARCHAR(100) NULL,
 FEDERAL_CODE VARCHAR(20) NULL,
 FEDERAL_DESCRIPTION VARCHAR(200) NULL,
 FEDERAL_RECORDTYPE VARCHAR(100) NULL,
 FEDERAL_TYPEPROVIDED VARCHAR(100) NULL,
 FEDERAL_SUBTYPE VARCHAR(100) NULL,
 STATUS CHAR(1) NULL,
 PROTECTED CHAR(1) NULL,
 TEXT_FIELD CHAR(1) NULL,
 CREATE_USER_KEY VARCHAR(100) NULL,
 UPDATE_USER_KEY VARCHAR(100) NULL,
 UPDATE_TIMESTAMP TIMESTAMP NULL);</text:p>
          </table:table-cell>
        </table:table-row>
        <table:table-row table:style-name="ro2">
          <table:table-cell table:style-name="ce35" office:value-type="string">
            <text:p>PATH_CODE_FEDERAL_FUND_SOURCE</text:p>
          </table:table-cell>
          <table:table-cell table:style-name="ce35" office:value-type="string">
            <text:p>CODE_FEDERAL_FUND_SOURCE</text:p>
          </table:table-cell>
          <table:table-cell table:style-name="ce24" office:value-type="string">
            <text:p>ALTER</text:p>
          </table:table-cell>
          <table:table-cell table:style-name="ce35"/>
          <table:table-cell table:style-name="ce24"/>
          <table:table-cell table:style-name="ce23"/>
          <table:table-cell table:style-name="ce23" office:value-type="string">
            <text:p>CREATE TABLE CODE_FEDERAL_SERVICE
(CODE_KEY INT NULL,
FEDERAL_CODE VARCHAR(20) NULL,
FEDERAL_DESCRIPTION VARCHAR(200) NULL,
FEDERAL_RECORDTYPE NUMERIC NULL,
FEDERAL_TYPEPROVIDED NUMERIC NULL,
FEDERAL_SUBTYPE NUMERIC NULL,
STATUS CHAR(1) NULL,
PROTECTED CHAR(1) NULL,
TEXT_FIELD CHAR(1) NULL,
CREATE_USER_KEY NUMERIC NULL,
UPDATE_USER_KEY NUMERIC NULL,
UPDATE_TIMESTAMP TIMESTAMP NULL);</text:p>
          </table:table-cell>
        </table:table-row>
        <table:table-row table:style-name="ro2">
          <table:table-cell table:style-name="ce35" office:value-type="string">
            <text:p>PATH_CODE_PATH_CONFIRM</text:p>
          </table:table-cell>
          <table:table-cell table:style-name="ce35" office:value-type="string">
            <text:p>CODE_PATH_CONFIRM</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PATH_CONFIRM
(CODE_KEY NUMERIC NULL,
 STATUS CHAR(1) NULL,
 DESCRIPTION VARCHAR(100) NULL,
 UPDATE_TIMESTAMP TIMESTAMP NULL,
 MIGRATION_FLAG CHAR(2) NULL);</text:p>
          </table:table-cell>
        </table:table-row>
        <table:table-row table:style-name="ro2">
          <table:table-cell table:style-name="ce35" office:value-type="string">
            <text:p>PATH_CODE_PROGRAM_HOPWA</text:p>
          </table:table-cell>
          <table:table-cell table:style-name="ce35" office:value-type="string">
            <text:p>CODE_PROGRAM_HOPWA</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HOPWA
(ID NUMERIC NULL,
 DESCRIPTION VARCHAR(200) NULL,
 SHORT_DESC VARCHAR(100) NULL,
 CODE VARCHAR(100) NULL,
 PRIMARY_CODE NUMERIC NULL,
 SECONDARY_CODE NUMERIC NULL,
 STATUS CHAR(1) NULL);</text:p>
          </table:table-cell>
        </table:table-row>
        <table:table-row table:style-name="ro2">
          <table:table-cell table:style-name="ce35" office:value-type="string">
            <text:p>PATH_CODE_PROGRAM_HOPWA_EXIT</text:p>
          </table:table-cell>
          <table:table-cell table:style-name="ce35" office:value-type="string">
            <text:p>CODE_PROGRAM_HOPWA_EXIT</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HOPWA_EXIT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PATH_EXIT</text:p>
          </table:table-cell>
          <table:table-cell table:style-name="ce35" office:value-type="string">
            <text:p>CODE_PROGRAM_PATH_EXIT</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PATH_EXIT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RELATIONSHIP</text:p>
          </table:table-cell>
          <table:table-cell table:style-name="ce35" office:value-type="string">
            <text:p>CODE_PROGRAM_RELATIONSHIP</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PROGRAM_RELATIONSHIP
(CODE_KEY NUMERIC NULL,
 STATUS CHAR(1) NULL,
 DESCRIPTION VARCHAR(100) NULL,
 UPDATE_TIMESTAMP TIMESTAMP NULL,
 MIGRATION_FLAG CHAR(2) NULL);</text:p>
          </table:table-cell>
        </table:table-row>
        <table:table-row table:style-name="ro2">
          <table:table-cell table:style-name="ce35" office:value-type="string">
            <text:p>PATH_CODE_PROGRAM_RHSAP</text:p>
          </table:table-cell>
          <table:table-cell table:style-name="ce35" office:value-type="string">
            <text:p>CODE_PROGRAM_RHSAP</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SAP
(ID NUMERIC NULL,
 DESCRIPTION VARCHAR(200) NULL,
 SHORT_DESC VARCHAR(100) NULL,
 CODE VARCHAR(100) NULL,
 PRIMARY_CODE NUMERIC NULL,
 SECONDARY_CODE NUMERIC NULL,
 STATUS CHAR(1) NULL);</text:p>
          </table:table-cell>
        </table:table-row>
        <table:table-row table:style-name="ro2">
          <table:table-cell table:style-name="ce35" office:value-type="string">
            <text:p>PATH_CODE_PROGRAM_RHY</text:p>
          </table:table-cell>
          <table:table-cell table:style-name="ce35" office:value-type="string">
            <text:p>CODE_PROGRAM_RHY</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Y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RHY_EXIT</text:p>
          </table:table-cell>
          <table:table-cell table:style-name="ce35" office:value-type="string">
            <text:p>CODE_PROGRAM_RHY_EXIT</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Y_EXIT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PROGRAM_RHY_YOUTH</text:p>
          </table:table-cell>
          <table:table-cell table:style-name="ce35" office:value-type="string">
            <text:p>CODE_PROGRAM_RHY_YOUTH</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TABLE CODE_PROGRAM_RHY_YOUTH
(ID NUMERIC NULL,
 DESCRIPTION VARCHAR(200) NULL,
 SHORT_DESC VARCHAR(100) NULL,
 CODE NUMERIC NULL,
 PRIMARY_CODE NUMERIC NULL,
 SECONDARY_CODE NUMERIC NULL,
 STATUS CHAR(1) NULL);</text:p>
          </table:table-cell>
        </table:table-row>
        <table:table-row table:style-name="ro2">
          <table:table-cell table:style-name="ce35" office:value-type="string">
            <text:p>PATH_CODE_YESNO</text:p>
          </table:table-cell>
          <table:table-cell table:style-name="ce35" office:value-type="string">
            <text:p>CODE_YESNO</text:p>
          </table:table-cell>
          <table:table-cell table:style-name="ce35" office:value-type="string">
            <text:p>NEW TABLE</text:p>
          </table:table-cell>
          <table:table-cell table:style-name="ce35"/>
          <table:table-cell table:style-name="ce24"/>
          <table:table-cell table:style-name="ce23"/>
          <table:table-cell table:style-name="ce23" office:value-type="string">
            <text:p>CREATE TABLE CODE_YESNO
(CODE_KEY NUMERIC NULL,
 STATUS CHAR(1) NULL,
 DESCRIPTION VARCHAR(100) NULL);</text:p>
          </table:table-cell>
        </table:table-row>
        <table:table-row table:style-name="ro3">
          <table:table-cell table:style-name="ce24" office:value-type="string">
            <text:p>PATH_CODE_THEATRE_OF_OPERATIONS</text:p>
          </table:table-cell>
          <table:table-cell table:style-name="ce24" office:value-type="string">
            <text:p>CODE_THEATRE_OF_OPERATION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THEATRE_OPERATIONS
(CODE_KEY NUMERIC NULL,
 STATUS CHAR(1) NULL,
 DESCRIPTION VARCHAR(100) NULL,
 UPDATE_TIMESTAMP TIMESTAMP NULL,
 MIGRATION_FLAG CHAR(2) NULL);</text:p>
          </table:table-cell>
        </table:table-row>
        <table:table-row table:number-rows-repeated="1" table:style-name="ro1"/>
        <table:table-row table:style-name="ro3">
          <table:table-cell table:style-name="ce24" office:value-type="string">
            <text:p>PATH_CODE_ADDRESS_TYPE</text:p>
          </table:table-cell>
          <table:table-cell table:style-name="ce24" office:value-type="string">
            <text:p>CODE_ADDRESS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DDRESS_TYPE
(CODE_KEY NUMERIC NULL,
 STATUS CHAR(1) NULL,
 DESCRIPTION VARCHAR(100) NULL,
 UPDATE_TIMESTAMP TIMESTAMP NULL,
 MIGRATION_FLAG CHAR(1) NULL,
 SORT_ORDER NUMERIC NULL);</text:p>
          </table:table-cell>
        </table:table-row>
        <table:table-row table:style-name="ro3">
          <table:table-cell table:style-name="ce24" office:value-type="string">
            <text:p>PATH_CODE_ALL_RACE</text:p>
          </table:table-cell>
          <table:table-cell table:style-name="ce24" office:value-type="string">
            <text:p>CODE_ALL_RA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LL_RACE
(CODE_KEY NUMERIC NULL,
STATUS CHAR(1) NULL,
DESCRIPTION VARCHAR(100) NULL,
UPDATE_TIMESTAMP TIMESTAMP NULL,
MIGRATION_FLAG CHAR(2) NULL);</text:p>
          </table:table-cell>
        </table:table-row>
        <table:table-row table:style-name="ro3">
          <table:table-cell table:style-name="ce24" office:value-type="string">
            <text:p>PATH_CODE_DESTINATION</text:p>
          </table:table-cell>
          <table:table-cell table:style-name="ce24" office:value-type="string">
            <text:p>CODE_DESTINATIO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DESTINATION
(CODE_KEY NUMERIC NOT NULL,
STATUS CHAR(1) NULL,
DESCRIPTION VARCHAR(200) NULL,
UPDATE_TIMESTAMP TIMESTAMP NULL,
MIGRATION_FLAG CHAR(2) NULL);</text:p>
          </table:table-cell>
        </table:table-row>
        <table:table-row table:style-name="ro3">
          <table:table-cell table:style-name="ce24" office:value-type="string">
            <text:p>PATH_CODE_FUNDING_SOURCE</text:p>
          </table:table-cell>
          <table:table-cell table:style-name="ce24" office:value-type="string">
            <text:p>CODE_FUNDING_SOUR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FUNDING_SOURCE
(CODE_KEY NUMERIC NOT NULL,
STATUS CHAR(1) NULL,
DESCRIPTION VARCHAR(200) NULL,
UPDATE_TIMESTAMP TIMESTAMP NULL,
MIGRATION_FLAG CHAR(2) NULL);</text:p>
          </table:table-cell>
        </table:table-row>
        <table:table-row table:style-name="ro3">
          <table:table-cell table:style-name="ce24" office:value-type="string">
            <text:p>PATH_CODE_GENERAL</text:p>
          </table:table-cell>
          <table:table-cell table:style-name="ce24" office:value-type="string">
            <text:p>CODE_GENERAL</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GENERAL
(CODE_KEY NUMERIC NOT NULL,
STATUS CHAR(1) NULL,
DESCRIPTION VARCHAR(200) NULL,
UPDATE_TIMESTAMP TIMESTAMP NULL,
MIGRATION_FLAG CHAR(2) NULL);</text:p>
          </table:table-cell>
        </table:table-row>
        <table:table-row table:style-name="ro3">
          <table:table-cell table:style-name="ce24" office:value-type="string">
            <text:p>PATH_CODE_HEALTH_INS_REASON</text:p>
          </table:table-cell>
          <table:table-cell table:style-name="ce24" office:value-type="string">
            <text:p>CODE_HEALTH_INS_REASON</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HEALTH_INS_REASON
        DROP SHORT_DESCRIPTION,
        DROP NOTES, 
        DROP LOG_DATE_TIME, 
        DROP LOG_USER_KEY;</text:p>
          </table:table-cell>
        </table:table-row>
        <table:table-row table:style-name="ro3">
          <table:table-cell table:style-name="ce24" office:value-type="string">
            <text:p>PATH_CODE_HOUSEHOLD_TYPE</text:p>
          </table:table-cell>
          <table:table-cell table:style-name="ce24" office:value-type="string">
            <text:p>CODE_HOUSEHOL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OUSEHOLD_TYPE
(CODE_KEY NUMERIC NOT NULL,
CODE_NAME VARCHAR(100) NULL,
STATUS CHAR(1) NULL,
UPDATE_TIMESTAMP TIMESTAMP NULL,
MIGRATION_FLAG CHAR(2) NULL);</text:p>
          </table:table-cell>
        </table:table-row>
        <table:table-row table:style-name="ro3">
          <table:table-cell table:style-name="ce24" office:value-type="string">
            <text:p>PATH_CODE_HUD_PROGRAM</text:p>
          </table:table-cell>
          <table:table-cell table:style-name="ce24" office:value-type="string">
            <text:p>CODE_HUD_PROGRAM</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UD_PROGRAM
(PROGRAM_KEY NUMERIC NOT NULL,
PROGRAM_DESCRIPTION VARCHAR(35) NOT NULL,
AGENCY_KEY NUMERIC NOT NULL,
STATUS CHAR(1) NOT NULL,
CREATE_DATE DATE NOT NULL,
LENGTH_IN_DAYS NUMERIC NULL,
PROGRAM_TYPE_KEY NUMERIC NULL,
PROGRAM_TYPE_CODE_OTHER VARCHAR(50) NULL,
SITE_KEY NUMERIC NULL,
PROGRAM_DES_DETAIL VARCHAR(200) NULL,
HMIS_RESIDENTIAL_UTILIZATION NUMERIC NULL,
UPDATE_TIMESTAMP TIMESTAMP NULL,
PATH CHAR(1) NULL,
HOPWA CHAR(1) NULL);</text:p>
          </table:table-cell>
        </table:table-row>
        <table:table-row table:style-name="ro3">
          <table:table-cell table:style-name="ce24" office:value-type="string">
            <text:p>PATH_CODE_INCOME</text:p>
          </table:table-cell>
          <table:table-cell table:style-name="ce24" office:value-type="string">
            <text:p>CODE_INCOME</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INCOME
        DROP SHORT_DESCRIPTION,
        DROP NOTES, 
        DROP REC_ACTIVE, 
        DROP LOG_DATE_TIME, 
        DROP LOG_USER_KEY;
        
ALTER TABLE CODE_INCOME
        ADD STATUS (1) NULL
                AFTER CODE_KEY,
        ADD UPDATE_TIMESTAMP TIMESTAMP NULL
                AFTER STATUS,
        ADD MIGRATION_FLAG CHAR(2) NULL
                AFTER UPDATE_TIMESTAMP;

        </text:p>
          </table:table-cell>
        </table:table-row>
        <table:table-row table:style-name="ro3">
          <table:table-cell table:style-name="ce24" office:value-type="string">
            <text:p>PATH_CODE_INCOME_CATEGORY</text:p>
          </table:table-cell>
          <table:table-cell table:style-name="ce24" office:value-type="string">
            <text:p>CODE_INCOME_CATEGORY</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INCOME_CATEGORY
(CODE_KEY NUMERIC NOT NULL,
 STATUS CHAR(1) NULL,
 DESCRIPTION VARCHAR(100) NULL);</text:p>
          </table:table-cell>
        </table:table-row>
        <table:table-row table:style-name="ro3">
          <table:table-cell table:style-name="ce24" office:value-type="string">
            <text:p>PATH_CODE_OTHERID_TYPE</text:p>
          </table:table-cell>
          <table:table-cell table:style-name="ce24" office:value-type="string">
            <text:p>CODE_OTHERI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OTHERID_TYPE
(CODE_KEY NUMERIC NOT NULL,
STATUS CHAR(1) NULL,
DESCRIPTION VARCHAR(200) NULL,
UPDATE_TIMESTAMP TIMESTAMP NULL,
MIGRATION_FLAG CHAR(2) NULL);</text:p>
          </table:table-cell>
        </table:table-row>
        <table:table-row table:style-name="ro3">
          <table:table-cell table:style-name="ce24" office:value-type="string">
            <text:p>PATH_CODE_PRG_RHY_YOUTH_EXIT</text:p>
          </table:table-cell>
          <table:table-cell table:style-name="ce24" office:value-type="string">
            <text:p>CODE_PRG_RHY_YOUTH_EXIT</text:p>
          </table:table-cell>
          <table:table-cell table:style-name="ce24" office:value-type="string">
            <text:p>NEW TABLE</text:p>
          </table:table-cell>
          <table:table-cell table:number-columns-repeated="2" table:style-name="ce24"/>
          <table:table-cell table:style-name="ce23"/>
          <table:table-cell table:style-name="ce23" office:value-type="string">
            <text:p>CREATE TTABLE CODE_PRG_RHY_YOUTH_EXIT
(ID NUMERIC NULL,
 DESCRIPTION VARCHAR(200) NULL,
 SHORT_DESC VARCHAR(100) NULL,
 CODE NUMERIC NULL,
 PRIMARY_CODE NUMERIC NULL,
 SECONDARY_CODE NUMERIC NULL,
 STATUS CHAR(1) NULL);</text:p>
          </table:table-cell>
        </table:table-row>
        <table:table-row table:style-name="ro3">
          <table:table-cell table:style-name="ce24" office:value-type="string">
            <text:p>PATH_CODE_PROGRAM_TYPE</text:p>
          </table:table-cell>
          <table:table-cell table:style-name="ce24" office:value-type="string">
            <text:p>CODE_PROGRAM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TYPE
(CODE_KEY NUMERIC NOT NULL,
STATUS CHAR(1) NULL,
DESCRIPTION VARCHAR(100) NULL,
RESIDENTIAL CHAR(2) NULL,
SHORT_DESCRIPTION VARCHAR(20) NULL,
UPDATE_TIMESTAMP TIMESTAMP NULL,
MIGRATION_FLAG CHAR(2) NULL,
IS_HUD_PROGRAM CHAR(2) NULL);</text:p>
          </table:table-cell>
        </table:table-row>
        <table:table-row table:style-name="ro3">
          <table:table-cell table:style-name="ce24" office:value-type="string">
            <text:p>PATH_CODE_PROGRAM_VA</text:p>
          </table:table-cell>
          <table:table-cell table:style-name="ce24" office:value-type="string">
            <text:p>CODE_PROGRAM_VA</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VA
(ID NUMERIC NULL,
DESCRIPTION VARCHAR(200) NULL,
SHORT_DESC VARCHAR(100) NULL,
CODE VARCHAR(20) NULL,
PRIMARY_CODE NUMERIC NULL,
SECONDARY_CODE NUMERIC NULL,
STATUS CHAR(1) NULL);</text:p>
          </table:table-cell>
        </table:table-row>
        <table:table-row table:style-name="ro3">
          <table:table-cell table:style-name="ce35"/>
          <table:table-cell table:style-name="ce24" office:value-type="string">
            <text:p>CODE_PROJECT_TYP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REASON_FOR_LEAVING</text:p>
          </table:table-cell>
          <table:table-cell table:style-name="ce24" office:value-type="string">
            <text:p>CODE_REASON_FOR_LEAVING</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ASON_FOR_LEAVING
(CODE_KEY NUMERIC NOT NULL,
STATUS CHAR(1) NULL,
DESCRIPTION VARCHAR(100) NULL,
UPDATE_TIMESTAMP TIMESTAMP NULL,
MIGRATION_FLAG CHAR(2) NULL);</text:p>
          </table:table-cell>
        </table:table-row>
        <table:table-row table:style-name="ro3">
          <table:table-cell table:style-name="ce24" office:value-type="string">
            <text:p>PATH_CODE_RELATIONSHIP</text:p>
          </table:table-cell>
          <table:table-cell table:style-name="ce24" office:value-type="string">
            <text:p>CODE_RELATIONSHIP</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LATIONSHIP
(CODE_KEY NUMERIC NOT NULL,
STATUS CHAR(1) NULL,
DESCRIPTION VARCHAR(100) NULL,
UPDATE_TIMESTAMP TIMESTAMP NULL,
MIGRATION_FLAG CHAR(2) NULL);</text:p>
          </table:table-cell>
        </table:table-row>
        <table:table-row table:style-name="ro3">
          <table:table-cell table:style-name="ce24" office:value-type="string">
            <text:p>PATH_CODE_SPECIAL_NEEDS</text:p>
          </table:table-cell>
          <table:table-cell table:style-name="ce24" office:value-type="string">
            <text:p>CODE_SPECIAL_NEED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SPECIAL_NEEDS
(CODE_KEY NUMERIC NOT NULL,
CODE_NAME VARCHAR(100) NULL,
STATUS CHAR(1) NULL,
UPDATE_TIMESTAMP TIMESTAMP NULL,
MIGRATION_FLAG CHAR(2) NULL);</text:p>
          </table:table-cell>
        </table:table-row>
        <table:table-row table:style-name="ro3">
          <table:table-cell table:style-name="ce35"/>
          <table:table-cell table:style-name="ce24" office:value-type="string">
            <text:p>CODE_TABLE_TEMPLAT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VETERAN</text:p>
          </table:table-cell>
          <table:table-cell table:style-name="ce24" office:value-type="string">
            <text:p>CODE_VETERA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VETERAN
(CODE_KEY NUMERIC NOT NULL,
STATUS CHAR(1) NULL,
DESCRIPTION VARCHAR(100) NULL,
UPDATE_TIMESTAMP TIMESTAMP NULL,
MIGRATION_FLAG CHAR(2) NULL,
SORT_ORDER NUMERIC NULL);</text:p>
          </table:table-cell>
        </table:table-row>
        <table:table-row table:style-name="ro3">
          <table:table-cell table:style-name="ce24" office:value-type="string">
            <text:p>PATH_CODE_WAR_ZONE</text:p>
          </table:table-cell>
          <table:table-cell table:style-name="ce24" office:value-type="string">
            <text:p>CODE_WAR_ZON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WAR_ZONE
(CODE_KEY NUMERIC NOT NULL,
STATUS CHAR(1) NULL,
DESCRIPTION VARCHAR(100) NULL,
UPDATE_TIMESTAMP TIMESTAMP NULL,
MIGRATION_FLAG CHAR(2) NULL);
</text:p>
          </table:table-cell>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35"/>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
      <table:table table:name="Sheet3" table:style-name="ta2" table:print="false">
        <office:forms form:automatic-focus="false" form:apply-design-mode="false"/>
        <table:table-column table:style-name="co12" table:default-cell-style-name="ce15"/>
        <table:table-column table:style-name="co10" table:number-columns-repeated="5" table:default-cell-style-name="ce15"/>
        <table:table-column table:style-name="co11" table:default-cell-style-name="ce15" table:number-columns-repeated="250"/>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PHMIS2" style:display-name="PageStyle_OPHMIS2" style:page-layout-name="pm1">
      <style:header style:display="false"/>
      <style:header-left style:display="false"/>
      <style:footer style:display="false"/>
      <style:footer-left style:display="false"/>
    </style:master-page>
    <style:master-page style:name="PageStyle_5f_Sheet3" style:display-name="PageStyle_Sheet3" style:page-layout-name="pm2">
      <style:header style:display="false"/>
      <style:header-left style:display="false"/>
      <style:footer style:display="false"/>
      <style:footer-left style:display="false"/>
    </style:master-page>
  </office:master-styles>
</office:document-styles>
</file>